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cc" draw:textarea-horizontal-align="justify" draw:textarea-vertical-align="middle" draw:auto-grow-height="false" fo:min-height="1.699cm" fo:min-width="3.862cm" draw:shadow="visibl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.699cm" fo:min-width="4.751cm" draw:shadow="visib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 style:font-name="Verdana" fo:font-size="12pt" fo:font-weight="bold" style:font-size-asian="14pt" style:font-size-complex="14pt"/>
    </style:style>
    <style:style style:name="P2" style:family="paragraph">
      <loext:graphic-properties draw:fill-color="#0066cc"/>
      <style:paragraph-properties fo:text-align="center"/>
      <style:text-properties fo:color="#ffffff" style:font-name="Verdana" fo:font-size="12pt" fo:font-weight="bold" style:font-size-asian="14pt" style:font-size-complex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159cm" svg:x="4.529cm" svg:y="1.535cm">
          <text:p text:style-name="P1">ExecuteMi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572cm" svg:height="2.159cm" svg:x="4.656cm" svg:y="5.472cm">
          <text:p text:style-name="P1">NavigateToP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461cm" svg:height="2.159cm" svg:x="1.354cm" svg:y="9.79cm">
          <text:p text:style-name="P1">ComputePathToP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572cm" svg:height="2.159cm" svg:x="7.704cm" svg:y="9.79cm">
          <text:p text:style-name="P1">FollowPa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942cm" svg:y1="3.694cm" svg:x2="6.942cm" svg:y2="5.472cm">
          <text:p/>
        </draw:line>
        <draw:line draw:style-name="gr3" draw:text-style-name="P3" draw:layer="layout" svg:x1="6.815cm" svg:y1="7.631cm" svg:x2="9.863cm" svg:y2="9.79cm">
          <text:p/>
        </draw:line>
        <draw:line draw:style-name="gr3" draw:text-style-name="P3" draw:layer="layout" svg:x1="6.815cm" svg:y1="7.631cm" svg:x2="4.021cm" svg:y2="9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13:22.681906225</meta:creation-date>
    <dc:date>2018-10-05T12:08:28.487734484</dc:date>
    <meta:editing-duration>PT23M16S</meta:editing-duration>
    <meta:editing-cycles>4</meta:editing-cycles>
    <meta:generator>LibreOffice/5.1.6.2$Linux_X86_64 LibreOffice_project/10m0$Build-2</meta:generator>
    <meta:document-statistic meta:object-count="7"/>
  </office:meta>
</office:document-meta>
</file>